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36.00pt" fo:text-indent="0.00pt"/>
    </style:style>
    <style:style style:name="P5" style:family="paragraph">
      <style:paragraph-properties fo:line-height="100.00%" fo:text-align="left" fo:margin-top="5.00pt" fo:margin-bottom="5.00pt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2"><text:span text:style-name="T2"/></text:p>
      <text:p text:style-name="P2"><text:span text:style-name="T3">Cahier de charge :</text:span></text:p>
      <text:p text:style-name="P3"><text:span text:style-name="T4"/></text:p>
      <text:p text:style-name="P4"><text:span text:style-name="T5">Maitre d'oeuvre :<text:s/></text:span><text:span text:style-name="T6">Abdelfeta HASBANI<text:line-break/>Maitre d'ouvrage : Abdelfeta HASBANI<text:line-break/>Equipe:<text:s/></text:span><text:span text:style-name="T7">Pereira Loann,<text:s/></text:span><text:span text:style-name="T8">Yzavard Thomas, Laurichesse Ludovic</text:span></text:p>
      <text:p text:style-name="P4"><text:span text:style-name="T8"/></text:p>
      <text:p text:style-name="P5"><text:span text:style-name="T9">Ce projet débute de zéro, il consiste à mettre en place une application de chat similaire à l'application Messenger. L'application doit permettre à un utilisateur de se connecter avec ses identifiant, il pourra alors créer des groupes de conversations, des conversations privés avec<text:s text:c="2"/>un systeme de contact.<text:s text:c="2"/></text:span></text:p>
      <text:p text:style-name="P6"><text:span text:style-name="T10"/></text:p>
      <text:p text:style-name="P6"><text:span text:style-name="T10">Le projet devra être rendu le 23 décembre 2017.</text:span></text:p>
      <text:p text:style-name="P6"><text:span text:style-name="T10">L'utilisateur devra pouvoir se connecter et enregistrer des contacts.</text:span></text:p>
      <text:p text:style-name="P6"><text:span text:style-name="T10">Il pourra aussi communiquer avec un autre utilisateur en privé minimum, tout en ayant la possibilité d'en avoir d'autre en parallèle (utilisation des threads).</text:span></text:p>
      <text:p text:style-name="P6"><text:span text:style-name="T11"/></text:p>
      <text:p text:style-name="P6"><text:span text:style-name="T11">L'interface graphique devrait durer 4heures.</text:span></text:p>
      <text:p text:style-name="P6"><text:span text:style-name="T11">La mise en place des profils<text:s/></text:span><text:span text:style-name="T12">devrait</text:span><text:span text:style-name="T13"><text:s/>durer 6heures.</text:span></text:p>
      <text:p text:style-name="P6"><text:span text:style-name="T13">Le systeme de contact<text:s/></text:span><text:span text:style-name="T14">devrait<text:s/></text:span><text:span text:style-name="T15">durer 5heures.</text:span></text:p>
      <text:p text:style-name="P6"><text:span text:style-name="T15">Les conversations à 2 utilisateur<text:s/></text:span><text:span text:style-name="T16">devrait<text:s/></text:span><text:span text:style-name="T17">durer 8heures.</text:span></text:p>
      <text:p text:style-name="P6"><text:span text:style-name="T17">Les conversations en parallèle devrait durer 6heures</text:span></text:p>
      <text:p text:style-name="P6"><text:span text:style-name="T17"/></text:p>
      <text:p text:style-name="P6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